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ize="10pt" style:font-size-asian="10pt" style:font-size-complex="10pt"/>
    </style:style>
    <style:style style:name="P6" style:family="paragraph" style:parent-style-name="Standard" style:master-page-name="First_20_Page">
      <style:paragraph-properties style:page-number="auto"/>
      <style:text-properties style:font-name="Arial1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FVE/commun/entetes/HEADER_CAISSE_PREST_FVE#%</text:p>
      <text:p text:style-name="Standard">%#include AL/FVE/commun/dateAdresse/dateAdresse#%</text:p>
      <text:p text:style-name="P5"/>
      <text:p text:style-name="Standard">%#include AL/FVE/adi/adiInfoGenerales#%</text:p>
      <text:p text:style-name="Standard"/>
      <text:p text:style-name="Standard"/>
      <text:p text:style-name="Standard"/>
      <text:p text:style-name="Standard">%#include AL/FVE/adi/listAdiDecompteGlobal#%</text:p>
      <text:p text:style-name="Standard"/>
      <text:p text:style-name="Standard"/>
      <text:p text:style-name="Standard"/>
      <text:p text:style-name="Standard">%=remLineWhenBlank(texte_paragraphe_libre,-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MP4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503cm" fo:margin-bottom="0.575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3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#include decision/textCopie#%</text:p>
        <text:p text:style-name="MP2"><text:page-number text:select-page="current">1</text:page-number>/<text:page-count>1</text:page-count>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3"><text:page-number text:select-page="current">1</text:page-number>/<text:page-count>1</text:page-count></text:p>
        <text:p text:style-name="MP4">%#include AL/FVE/commun/footer/footer#%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5-03-11T09:49:00.89</dc:date>
    <meta:editing-cycles>217</meta:editing-cycles>
    <meta:editing-duration>PT18H6M2S</meta:editing-duration>
    <meta:document-statistic meta:table-count="0" meta:image-count="0" meta:object-count="0" meta:page-count="1" meta:paragraph-count="9" meta:word-count="15" meta:character-count="311"/>
    <meta:user-defined meta:name="Info 1"/>
    <meta:user-defined meta:name="Info 2"/>
    <meta:user-defined meta:name="Info 3"/>
    <meta:user-defined meta:name="Info 4"/>
  </office:meta>
</office:document-meta>
</file>